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77.61mm"/>
    </style:style>
    <style:style style:name="co8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.5pt" style:language-asian="none" style:country-asian="none" style:font-style-asian="normal" style:font-weight-asian="normal" style:font-name-complex="Ari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Arial" fo:font-size="11.5pt" fo:language="none" fo:country="none" style:font-name-asian="Arial" style:font-size-asian="11.5pt" style:language-asian="none" style:country-asian="none" style:font-name-complex="Arial" style:font-size-complex="11.5pt" style:language-complex="none" style:country-complex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/>
    </style:style>
  </office:automatic-styles>
  <office:body>
    <office:spreadsheet>
      <table:calculation-settings table:automatic-find-labels="false" table:use-regular-expressions="false" table:use-wildcards="true"/>
      <table:table table:name="BP Ativ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ce2"/>
        <table:table-column table:style-name="co6" table:default-cell-style-name="ce10"/>
        <table:table-column table:style-name="co1" table:default-cell-style-name="ce10"/>
        <table:table-column table:style-name="co1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10"/>
        <table:table-row table:style-name="ro1">
          <table:table-cell table:style-name="ce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LANÇO PATRIMONIAL – ATIVOS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Análise Vertic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nálise Horizontal (Ano-base:2017)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 Conta </text:p>
          </table:table-cell>
          <table:table-cell office:value-type="string" calcext:value-type="string">
            <text:p> Descrição </text:p>
          </table:table-cell>
          <table:table-cell table:style-name="ce5" office:value-type="date" office:date-value="2018-12-31" calcext:value-type="date">
            <text:p>31/12/18</text:p>
          </table:table-cell>
          <table:table-cell table:style-name="ce5" office:value-type="date" office:date-value="2017-12-31" calcext:value-type="date">
            <text:p>31/12/17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Descrição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 At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ce11" office:value-type="string" calcext:value-type="string">
            <text:p> Ativo Total </text:p>
          </table:table-cell>
          <table:table-cell table:formula="of:=[.C4]/[.D4]" office:value-type="percentage" office:value="1.028219159106" calcext:value-type="percentage">
            <text:p>102,82%</text:p>
          </table:table-cell>
          <table:table-cell/>
          <table:table-cell table:style-name="ce14" office:value-type="string" calcext:value-type="string">
            <text:p>Indicadores de Liquidez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 1.01 </text:p>
          </table:table-cell>
          <table:table-cell table:style-name="ce4" office:value-type="string" calcext:value-type="string">
            <text:p> Ativo Circulante </text:p>
          </table:table-cell>
          <table:table-cell office:value-type="currency" office:currency="BRL" office:value="6455759" calcext:value-type="currency">
            <text:p>R$ 6.455.759,00</text:p>
          </table:table-cell>
          <table:table-cell office:value-type="currency" office:currency="BRL" office:value="7056309" calcext:value-type="currency">
            <text:p>R$ 7.056.309,00</text:p>
          </table:table-cell>
          <table:table-cell/>
          <table:table-cell table:style-name="ce7" office:value-type="string" calcext:value-type="string">
            <text:p>Ativo Circulante/Ativo Total</text:p>
          </table:table-cell>
          <table:table-cell table:style-name="ce9" table:formula="of:=[.C5]/[.C4]" office:value-type="percentage" office:value="0.419762569110447" calcext:value-type="percentage">
            <text:p>41,98%</text:p>
          </table:table-cell>
          <table:table-cell table:formula="of:=[.D5]/[.D4]" office:value-type="percentage" office:value="0.471758444046189" calcext:value-type="percentage">
            <text:p>47,18%</text:p>
          </table:table-cell>
          <table:table-cell/>
          <table:table-cell table:style-name="ce12" office:value-type="string" calcext:value-type="string">
            <text:p> Ativo Circulante </text:p>
          </table:table-cell>
          <table:table-cell table:formula="of:=[.C5]/[.D5]" office:value-type="percentage" office:value="0.914891765652553" calcext:value-type="percentage">
            <text:p>91,49%</text:p>
          </table:table-cell>
          <table:table-cell/>
          <table:table-cell table:style-name="ce15" office:value-type="string" calcext:value-type="string">
            <text:p>a. Liquidez corrente </text:p>
          </table:table-cell>
          <table:table-cell office:value-type="string" calcext:value-type="string">
            <text:p>Ac/Pc</text:p>
          </table:table-cell>
          <table:table-cell table:formula="of:=[.C5]/[.C24]" office:value-type="percentage" office:value="1.41360350751421" calcext:value-type="percentage">
            <text:p>141,36%</text:p>
          </table:table-cell>
          <table:table-cell table:formula="of:=[.D5]/[.D24]" office:value-type="percentage" office:value="1.0208772997126" calcext:value-type="percentage">
            <text:p>102,09%</text:p>
          </table:table-cell>
        </table:table-row>
        <table:table-row table:style-name="ro3">
          <table:table-cell office:value-type="string" calcext:value-type="string">
            <text:p> 1.01.01 </text:p>
          </table:table-cell>
          <table:table-cell office:value-type="string" calcext:value-type="string">
            <text:p> Caixa e Equivalentes de Caixa </text:p>
          </table:table-cell>
          <table:table-cell office:value-type="currency" office:currency="BRL" office:value="1215048" calcext:value-type="currency">
            <text:p>R$ 1.215.048,00</text:p>
          </table:table-cell>
          <table:table-cell office:value-type="currency" office:currency="BRL" office:value="1693131" calcext:value-type="currency">
            <text:p>R$ 1.693.131,00</text:p>
          </table:table-cell>
          <table:table-cell/>
          <table:table-cell office:value-type="string" calcext:value-type="string">
            <text:p><text:span text:style-name="T1"> Caixa e Equivalentes de Caixa</text:span><text:span text:style-name="T2">/Ativo Circulante</text:span></text:p>
          </table:table-cell>
          <table:table-cell table:formula="of:=[.C6]/[.C5]" office:value-type="percentage" office:value="0.188211486829047" calcext:value-type="percentage">
            <text:p>18,82%</text:p>
          </table:table-cell>
          <table:table-cell table:formula="of:=[.D6]/[.D5]" office:value-type="percentage" office:value="0.23994569965686" calcext:value-type="percentage">
            <text:p>23,99%</text:p>
          </table:table-cell>
          <table:table-cell/>
          <table:table-cell office:value-type="string" calcext:value-type="string">
            <text:p> Caixa e Equivalentes de Caixa </text:p>
          </table:table-cell>
          <table:table-cell table:formula="of:=[.C6]/[.D6]" office:value-type="percentage" office:value="0.717633780256814" calcext:value-type="percentage">
            <text:p>71,76%</text:p>
          </table:table-cell>
          <table:table-cell/>
          <table:table-cell table:style-name="ce15" office:value-type="string" calcext:value-type="string">
            <text:p>b. Liquidez imediata </text:p>
          </table:table-cell>
          <table:table-cell office:value-type="string" calcext:value-type="string">
            <text:p>Disponível/Pc</text:p>
          </table:table-cell>
          <table:table-cell table:formula="of:=[.C6]/[.C24]" office:value-type="percentage" office:value="0.266056417936005" calcext:value-type="percentage">
            <text:p>26,61%</text:p>
          </table:table-cell>
          <table:table-cell table:formula="of:=[.D6]/[.D24]" office:value-type="percentage" office:value="0.244955117943346" calcext:value-type="percentage">
            <text:p>24,50%</text:p>
          </table:table-cell>
        </table:table-row>
        <table:table-row table:style-name="ro2">
          <table:table-cell office:value-type="string" calcext:value-type="string">
            <text:p> 1.01.02 </text:p>
          </table:table-cell>
          <table:table-cell office:value-type="string" calcext:value-type="string">
            <text:p> Aplicações Financeiras </text:p>
          </table:table-cell>
          <table:table-cell office:value-type="currency" office:currency="BRL" office:value="1215377" calcext:value-type="currency">
            <text:p>R$ 1.215.377,00</text:p>
          </table:table-cell>
          <table:table-cell office:value-type="currency" office:currency="BRL" office:value="1977305" calcext:value-type="currency">
            <text:p>R$ 1.977.305,00</text:p>
          </table:table-cell>
          <table:table-cell/>
          <table:table-cell office:value-type="string" calcext:value-type="string">
            <text:p><text:span text:style-name="T1"> Aplicações Financeiras</text:span><text:span text:style-name="T2">/Ativo Circulante</text:span></text:p>
          </table:table-cell>
          <table:table-cell table:formula="of:=[.C7]/[.C5]" office:value-type="percentage" office:value="0.188262449078412" calcext:value-type="percentage">
            <text:p>18,83%</text:p>
          </table:table-cell>
          <table:table-cell table:formula="of:=[.D7]/[.D5]" office:value-type="percentage" office:value="0.280218029000714" calcext:value-type="percentage">
            <text:p>28,02%</text:p>
          </table:table-cell>
          <table:table-cell/>
          <table:table-cell office:value-type="string" calcext:value-type="string">
            <text:p> Aplicações Financeiras </text:p>
          </table:table-cell>
          <table:table-cell table:formula="of:=[.C7]/[.D7]" office:value-type="percentage" office:value="0.61466339285037" calcext:value-type="percentage">
            <text:p>61,47%</text:p>
          </table:table-cell>
          <table:table-cell/>
          <table:table-cell table:style-name="ce15" office:value-type="string" calcext:value-type="string">
            <text:p>c. Liquidez seca </text:p>
          </table:table-cell>
          <table:table-cell office:value-type="string" calcext:value-type="string">
            <text:p>Ac-Estoques-Despesas Antecipadas/pc</text:p>
          </table:table-cell>
          <table:table-cell table:formula="of:=([.C5]-[.C9]-[.C7])/[.C24]" office:value-type="percentage" office:value="0.848655789366966" calcext:value-type="percentage">
            <text:p>84,87%</text:p>
          </table:table-cell>
          <table:table-cell table:formula="of:=([.D5]-[.D9]-[.D7])/[.D24]" office:value-type="percentage" office:value="0.554843203961803" calcext:value-type="percentage">
            <text:p>55,48%</text:p>
          </table:table-cell>
        </table:table-row>
        <table:table-row table:style-name="ro2">
          <table:table-cell office:value-type="string" calcext:value-type="string">
            <text:p> 1.01.03 </text:p>
          </table:table-cell>
          <table:table-cell office:value-type="string" calcext:value-type="string">
            <text:p> Contas a Receber </text:p>
          </table:table-cell>
          <table:table-cell office:value-type="currency" office:currency="BRL" office:value="1691581" calcext:value-type="currency">
            <text:p>R$ 1.691.581,00</text:p>
          </table:table-cell>
          <table:table-cell office:value-type="currency" office:currency="BRL" office:value="1507921" calcext:value-type="currency">
            <text:p>R$ 1.507.921,00</text:p>
          </table:table-cell>
          <table:table-cell/>
          <table:table-cell office:value-type="string" calcext:value-type="string">
            <text:p><text:span text:style-name="T1"> Contas a Receber</text:span><text:span text:style-name="T2">/Ativo Circulante</text:span></text:p>
          </table:table-cell>
          <table:table-cell table:formula="of:=[.C8]/[.C5]" office:value-type="percentage" office:value="0.262026664873952" calcext:value-type="percentage">
            <text:p>26,20%</text:p>
          </table:table-cell>
          <table:table-cell table:formula="of:=[.D8]/[.D5]" office:value-type="percentage" office:value="0.213698266331591" calcext:value-type="percentage">
            <text:p>21,37%</text:p>
          </table:table-cell>
          <table:table-cell/>
          <table:table-cell office:value-type="string" calcext:value-type="string">
            <text:p> Contas a Receber </text:p>
          </table:table-cell>
          <table:table-cell table:formula="of:=[.C8]/[.D8]" office:value-type="percentage" office:value="1.12179683153163" calcext:value-type="percentage">
            <text:p>112,18%</text:p>
          </table:table-cell>
          <table:table-cell/>
          <table:table-cell table:style-name="ce15" office:value-type="string" calcext:value-type="string">
            <text:p>d. Liquidez geral </text:p>
          </table:table-cell>
          <table:table-cell office:value-type="string" calcext:value-type="string">
            <text:p>ac+realizavel lp\pc+pnc</text:p>
          </table:table-cell>
          <table:table-cell table:formula="of:=([.C5]+[.C15])/([.C24]+[.C31])" office:value-type="percentage" office:value="0.639750412461197" calcext:value-type="percentage">
            <text:p>63,98%</text:p>
          </table:table-cell>
          <table:table-cell table:formula="of:=([.D5]+[.D15])/([.D24]+[.D31])" office:value-type="percentage" office:value="0.61587884932772" calcext:value-type="percentage">
            <text:p>61,59%</text:p>
          </table:table-cell>
        </table:table-row>
        <table:table-row table:style-name="ro1">
          <table:table-cell office:value-type="string" calcext:value-type="string">
            <text:p> 1.01.04 </text:p>
          </table:table-cell>
          <table:table-cell office:value-type="string" calcext:value-type="string">
            <text:p> Estoques </text:p>
          </table:table-cell>
          <table:table-cell office:value-type="currency" office:currency="BRL" office:value="1364672" calcext:value-type="currency">
            <text:p>R$ 1.364.672,00</text:p>
          </table:table-cell>
          <table:table-cell office:value-type="currency" office:currency="BRL" office:value="1243925" calcext:value-type="currency">
            <text:p>R$ 1.243.925,00</text:p>
          </table:table-cell>
          <table:table-cell/>
          <table:table-cell office:value-type="string" calcext:value-type="string">
            <text:p><text:span text:style-name="T1"> Estoques</text:span><text:span text:style-name="T2">/Ativo Circulante</text:span></text:p>
          </table:table-cell>
          <table:table-cell table:formula="of:=[.C9]/[.C5]" office:value-type="percentage" office:value="0.211388312358005" calcext:value-type="percentage">
            <text:p>21,14%</text:p>
          </table:table-cell>
          <table:table-cell table:formula="of:=[.D9]/[.D5]" office:value-type="percentage" office:value="0.176285505637579" calcext:value-type="percentage">
            <text:p>17,63%</text:p>
          </table:table-cell>
          <table:table-cell/>
          <table:table-cell office:value-type="string" calcext:value-type="string">
            <text:p> Estoques </text:p>
          </table:table-cell>
          <table:table-cell table:formula="of:=[.C9]/[.D9]" office:value-type="percentage" office:value="1.09706935707539" calcext:value-type="percentage">
            <text:p>109,7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1.01.05 </text:p>
          </table:table-cell>
          <table:table-cell office:value-type="string" calcext:value-type="string">
            <text:p> Ativos Biológicos</text:p>
          </table:table-cell>
          <table:table-cell table:number-columns-repeated="3"/>
          <table:table-cell office:value-type="string" calcext:value-type="string">
            <text:p><text:span text:style-name="T1"> Ativos Biológicos</text:span><text:span text:style-name="T2">/Ativo Circulante</text:span></text:p>
          </table:table-cell>
          <table:table-cell table:number-columns-repeated="3"/>
          <table:table-cell office:value-type="string" calcext:value-type="string">
            <text:p> Ativos Biológicos</text:p>
          </table:table-cell>
          <table:table-cell table:number-columns-repeated="2"/>
          <table:table-cell table:style-name="ce14" office:value-type="string" calcext:value-type="string">
            <text:p>Indicadores de Estrutura de Capita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1.01.06 </text:p>
          </table:table-cell>
          <table:table-cell office:value-type="string" calcext:value-type="string">
            <text:p> Tributos a Recuperar </text:p>
          </table:table-cell>
          <table:table-cell office:value-type="currency" office:currency="BRL" office:value="706056" calcext:value-type="currency">
            <text:p>R$ 706.056,00</text:p>
          </table:table-cell>
          <table:table-cell office:value-type="currency" office:currency="BRL" office:value="408041" calcext:value-type="currency">
            <text:p>R$ 408.041,00</text:p>
          </table:table-cell>
          <table:table-cell/>
          <table:table-cell office:value-type="string" calcext:value-type="string">
            <text:p><text:span text:style-name="T1"> Tributos a Recuperar</text:span><text:span text:style-name="T2">/Ativo Circulante</text:span></text:p>
          </table:table-cell>
          <table:table-cell table:formula="of:=[.C11]/[.C5]" office:value-type="percentage" office:value="0.109368394947829" calcext:value-type="percentage">
            <text:p>10,94%</text:p>
          </table:table-cell>
          <table:table-cell table:formula="of:=[.D11]/[.D5]" office:value-type="percentage" office:value="0.0578264075453612" calcext:value-type="percentage">
            <text:p>5,78%</text:p>
          </table:table-cell>
          <table:table-cell/>
          <table:table-cell office:value-type="string" calcext:value-type="string">
            <text:p> Tributos a Recuperar </text:p>
          </table:table-cell>
          <table:table-cell table:formula="of:=[.C11]/[.D11]" office:value-type="percentage" office:value="1.73035552799841" calcext:value-type="percentage">
            <text:p>173,04%</text:p>
          </table:table-cell>
          <table:table-cell/>
          <table:table-cell table:style-name="ce15" office:value-type="string" calcext:value-type="string">
            <text:p>a. Participação de capitais de terceiros </text:p>
          </table:table-cell>
          <table:table-cell office:value-type="string" calcext:value-type="string">
            <text:p>pc+pnc /pl *100</text:p>
          </table:table-cell>
          <table:table-cell table:formula="of:=([.C24]+[.C31])/[.C38]" office:value-type="percentage" office:value="4.97472400083602" calcext:value-type="percentage">
            <text:p>497,47%</text:p>
          </table:table-cell>
          <table:table-cell table:formula="of:=([.D24]+[.D31])/[.D38]" office:value-type="percentage" office:value="8.14971622502823" calcext:value-type="percentage">
            <text:p>814,97%</text:p>
          </table:table-cell>
        </table:table-row>
        <table:table-row table:style-name="ro2">
          <table:table-cell office:value-type="string" calcext:value-type="string">
            <text:p>1.01.07 </text:p>
          </table:table-cell>
          <table:table-cell office:value-type="string" calcext:value-type="string">
            <text:p> Despesas Antecipadas </text:p>
          </table:table-cell>
          <table:table-cell table:number-columns-repeated="3"/>
          <table:table-cell office:value-type="string" calcext:value-type="string">
            <text:p><text:span text:style-name="T1"> Despesas Antecipadas</text:span><text:span text:style-name="T2">/Ativo Circulante</text:span></text:p>
          </table:table-cell>
          <table:table-cell table:number-columns-repeated="3"/>
          <table:table-cell office:value-type="string" calcext:value-type="string">
            <text:p> Despesas Antecipadas </text:p>
          </table:table-cell>
          <table:table-cell table:number-columns-repeated="2"/>
          <table:table-cell table:style-name="ce15" office:value-type="string" calcext:value-type="string">
            <text:p>b. Dependência financeira </text:p>
          </table:table-cell>
          <table:table-cell office:value-type="string" calcext:value-type="string">
            <text:p>pc+pnc /at *100</text:p>
          </table:table-cell>
          <table:table-cell table:formula="of:=([.C24]+[.C31])/[.C4]" office:value-type="percentage" office:value="0.832628251972798" calcext:value-type="percentage">
            <text:p>83,26%</text:p>
          </table:table-cell>
          <table:table-cell table:formula="of:=([.D24]+[.D31])/[.D4]" office:value-type="percentage" office:value="0.890706992937706" calcext:value-type="percentage">
            <text:p>89,07%</text:p>
          </table:table-cell>
        </table:table-row>
        <table:table-row table:style-name="ro2">
          <table:table-cell office:value-type="string" calcext:value-type="string">
            <text:p> 1.01.08 </text:p>
          </table:table-cell>
          <table:table-cell office:value-type="string" calcext:value-type="string">
            <text:p> Outros Ativos Circulantes </text:p>
          </table:table-cell>
          <table:table-cell office:value-type="currency" office:currency="BRL" office:value="263025" calcext:value-type="currency">
            <text:p>R$ 263.025,00</text:p>
          </table:table-cell>
          <table:table-cell office:value-type="currency" office:currency="BRL" office:value="225986" calcext:value-type="currency">
            <text:p>R$ 225.986,00</text:p>
          </table:table-cell>
          <table:table-cell/>
          <table:table-cell office:value-type="string" calcext:value-type="string">
            <text:p><text:span text:style-name="T1"> Outros Ativos Circulantes</text:span><text:span text:style-name="T2">/Ativo Circulante</text:span></text:p>
          </table:table-cell>
          <table:table-cell table:formula="of:=[.C13]/[.C5]" office:value-type="percentage" office:value="0.0407426919127557" calcext:value-type="percentage">
            <text:p>4,07%</text:p>
          </table:table-cell>
          <table:table-cell table:formula="of:=[.D13]/[.D5]" office:value-type="percentage" office:value="0.0320260918278947" calcext:value-type="percentage">
            <text:p>3,20%</text:p>
          </table:table-cell>
          <table:table-cell/>
          <table:table-cell office:value-type="string" calcext:value-type="string">
            <text:p> Outros Ativos Circulantes </text:p>
          </table:table-cell>
          <table:table-cell table:formula="of:=[.C13]/[.D13]" office:value-type="percentage" office:value="1.16389953359943" calcext:value-type="percentage">
            <text:p>116,39%</text:p>
          </table:table-cell>
          <table:table-cell/>
          <table:table-cell table:style-name="ce15" office:value-type="string" calcext:value-type="string">
            <text:p>c. Composição do endividamento </text:p>
          </table:table-cell>
          <table:table-cell office:value-type="string" calcext:value-type="string">
            <text:p>pc/pc+pnc *100</text:p>
          </table:table-cell>
          <table:table-cell table:formula="of:=[.C24]/([.C24]+[.C31])" office:value-type="percentage" office:value="0.35663581286932" calcext:value-type="percentage">
            <text:p>35,66%</text:p>
          </table:table-cell>
          <table:table-cell table:formula="of:=[.D24]/([.D24]+[.D31])" office:value-type="percentage" office:value="0.518813506194983" calcext:value-type="percentage">
            <text:p>51,88%</text:p>
          </table:table-cell>
        </table:table-row>
        <table:table-row table:style-name="ro2">
          <table:table-cell table:style-name="ce4" office:value-type="string" calcext:value-type="string">
            <text:p> 1.02 </text:p>
          </table:table-cell>
          <table:table-cell table:style-name="ce4" office:value-type="string" calcext:value-type="string">
            <text:p> Ativo Não Circulante </text:p>
          </table:table-cell>
          <table:table-cell office:value-type="currency" office:currency="BRL" office:value="8923790" calcext:value-type="currency">
            <text:p>R$ 8.923.790,00</text:p>
          </table:table-cell>
          <table:table-cell office:value-type="currency" office:currency="BRL" office:value="7901153" calcext:value-type="currency">
            <text:p>R$ 7.901.153,00</text:p>
          </table:table-cell>
          <table:table-cell/>
          <table:table-cell table:style-name="ce7" office:value-type="string" calcext:value-type="string">
            <text:p>Ativo Não Circulante/Ativo Total</text:p>
          </table:table-cell>
          <table:table-cell table:formula="of:=[.C14]/[.C4]" office:value-type="percentage" office:value="0.580237430889553" calcext:value-type="percentage">
            <text:p>58,02%</text:p>
          </table:table-cell>
          <table:table-cell table:formula="of:=[.D14]/[.D4]" office:value-type="percentage" office:value="0.528241555953811" calcext:value-type="percentage">
            <text:p>52,82%</text:p>
          </table:table-cell>
          <table:table-cell/>
          <table:table-cell table:style-name="ce12" office:value-type="string" calcext:value-type="string">
            <text:p> Ativo Não Circulante </text:p>
          </table:table-cell>
          <table:table-cell table:formula="of:=[.C14]/[.D14]" office:value-type="percentage" office:value="1.12942883146295" calcext:value-type="percentage">
            <text:p>112,94%</text:p>
          </table:table-cell>
          <table:table-cell/>
          <table:table-cell table:style-name="ce15" office:value-type="string" calcext:value-type="string">
            <text:p>d. Imobilização de recursos não correntes </text:p>
          </table:table-cell>
          <table:table-cell office:value-type="string" calcext:value-type="string">
            <text:p>Ativo permanente /(pnc +pl)*100</text:p>
          </table:table-cell>
          <table:table-cell table:formula="of:=([.C16]+[.C17]+[.C18])/([.C31]+[.C38])" office:value-type="percentage" office:value="0.664707267438527" calcext:value-type="percentage">
            <text:p>66,47%</text:p>
          </table:table-cell>
          <table:table-cell table:formula="of:=([.D16]+[.D17]+[.D18])/([.D31]+[.D38])" office:value-type="percentage" office:value="0.839266557511898" calcext:value-type="percentage">
            <text:p>83,93%</text:p>
          </table:table-cell>
        </table:table-row>
        <table:table-row table:style-name="ro3">
          <table:table-cell office:value-type="string" calcext:value-type="string">
            <text:p> 1.02.01 </text:p>
          </table:table-cell>
          <table:table-cell office:value-type="string" calcext:value-type="string">
            <text:p> Ativo Realizável a Longo Prazo </text:p>
          </table:table-cell>
          <table:table-cell office:value-type="currency" office:currency="BRL" office:value="1736531" calcext:value-type="currency">
            <text:p>R$ 1.736.531,00</text:p>
          </table:table-cell>
          <table:table-cell office:value-type="currency" office:currency="BRL" office:value="1148870" calcext:value-type="currency">
            <text:p>R$ 1.148.870,00</text:p>
          </table:table-cell>
          <table:table-cell/>
          <table:table-cell office:value-type="string" calcext:value-type="string">
            <text:p><text:span text:style-name="T1"> Ativo Realizável a Longo Prazo</text:span><text:span text:style-name="T2">/Ativo Não Circulante</text:span></text:p>
          </table:table-cell>
          <table:table-cell table:formula="of:=[.C15]/[.C14]" office:value-type="percentage" office:value="0.19459568187956" calcext:value-type="percentage">
            <text:p>19,46%</text:p>
          </table:table-cell>
          <table:table-cell table:formula="of:=[.D15]/[.D14]" office:value-type="percentage" office:value="0.145405360458151" calcext:value-type="percentage">
            <text:p>14,54%</text:p>
          </table:table-cell>
          <table:table-cell/>
          <table:table-cell office:value-type="string" calcext:value-type="string">
            <text:p> Ativo Realizável a Longo Prazo </text:p>
          </table:table-cell>
          <table:table-cell table:formula="of:=[.C15]/[.D15]" office:value-type="percentage" office:value="1.5115121815349" calcext:value-type="percentage">
            <text:p>151,15%</text:p>
          </table:table-cell>
          <table:table-cell/>
          <table:table-cell table:style-name="ce15" office:value-type="string" calcext:value-type="string">
            <text:p>e. Imobilização do Patrimônio Líquido </text:p>
          </table:table-cell>
          <table:table-cell office:value-type="string" calcext:value-type="string">
            <text:p>Ativo permanente/pl *100</text:p>
          </table:table-cell>
          <table:table-cell table:formula="of:=([.C16]+[.C17]+[.C18])/([.C38])" office:value-type="percentage" office:value="2.79214226942056" calcext:value-type="percentage">
            <text:p>279,21%</text:p>
          </table:table-cell>
          <table:table-cell table:formula="of:=([.D16]+[.D17]+[.D18])/([.D38])" office:value-type="percentage" office:value="4.1304783740104" calcext:value-type="percentage">
            <text:p>413,05%</text:p>
          </table:table-cell>
        </table:table-row>
        <table:table-row table:style-name="ro1">
          <table:table-cell office:value-type="string" calcext:value-type="string">
            <text:p> 1.02.02 </text:p>
          </table:table-cell>
          <table:table-cell office:value-type="string" calcext:value-type="string">
            <text:p> Investimentos </text:p>
          </table:table-cell>
          <table:table-cell table:number-columns-repeated="3"/>
          <table:table-cell office:value-type="string" calcext:value-type="string">
            <text:p><text:span text:style-name="T1"> Investimentos</text:span><text:span text:style-name="T2">/Ativo Não Circulante</text:span></text:p>
          </table:table-cell>
          <table:table-cell table:number-columns-repeated="3"/>
          <table:table-cell office:value-type="string" calcext:value-type="string">
            <text:p> Investimentos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1.02.03 </text:p>
          </table:table-cell>
          <table:table-cell office:value-type="string" calcext:value-type="string">
            <text:p> Imobilizado </text:p>
          </table:table-cell>
          <table:table-cell office:value-type="currency" office:currency="BRL" office:value="2236714" calcext:value-type="currency">
            <text:p>R$ 2.236.714,00</text:p>
          </table:table-cell>
          <table:table-cell office:value-type="currency" office:currency="BRL" office:value="2276674" calcext:value-type="currency">
            <text:p>R$ 2.276.674,00</text:p>
          </table:table-cell>
          <table:table-cell/>
          <table:table-cell office:value-type="string" calcext:value-type="string">
            <text:p><text:span text:style-name="T1"> Imobilizado</text:span><text:span text:style-name="T2">/Ativo Não Circulante</text:span></text:p>
          </table:table-cell>
          <table:table-cell table:formula="of:=[.C17]/[.C14]" office:value-type="percentage" office:value="0.250646194049838" calcext:value-type="percentage">
            <text:p>25,06%</text:p>
          </table:table-cell>
          <table:table-cell table:formula="of:=[.D17]/[.D14]" office:value-type="percentage" office:value="0.288144527767023" calcext:value-type="percentage">
            <text:p>28,81%</text:p>
          </table:table-cell>
          <table:table-cell/>
          <table:table-cell office:value-type="string" calcext:value-type="string">
            <text:p> Imobilizado </text:p>
          </table:table-cell>
          <table:table-cell table:formula="of:=[.C17]/[.D17]" office:value-type="percentage" office:value="0.982448079962261" calcext:value-type="percentage">
            <text:p>98,24%</text:p>
          </table:table-cell>
          <table:table-cell/>
          <table:table-cell table:style-name="ce14" office:value-type="string" calcext:value-type="string">
            <text:p>Índices de Rentabilidad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 1.02.04 </text:p>
          </table:table-cell>
          <table:table-cell office:value-type="string" calcext:value-type="string">
            <text:p> Intangível </text:p>
          </table:table-cell>
          <table:table-cell office:value-type="currency" office:currency="BRL" office:value="4950545" calcext:value-type="currency">
            <text:p>R$ 4.950.545,00</text:p>
          </table:table-cell>
          <table:table-cell office:value-type="currency" office:currency="BRL" office:value="4475609" calcext:value-type="currency">
            <text:p>R$ 4.475.609,00</text:p>
          </table:table-cell>
          <table:table-cell/>
          <table:table-cell office:value-type="string" calcext:value-type="string">
            <text:p><text:span text:style-name="T1"> Intangível</text:span><text:span text:style-name="T2">/Ativo Não Circulante</text:span></text:p>
          </table:table-cell>
          <table:table-cell table:formula="of:=[.C18]/[.C14]" office:value-type="percentage" office:value="0.554758124070602" calcext:value-type="percentage">
            <text:p>55,48%</text:p>
          </table:table-cell>
          <table:table-cell table:formula="of:=[.D18]/[.D14]" office:value-type="percentage" office:value="0.566450111774826" calcext:value-type="percentage">
            <text:p>56,65%</text:p>
          </table:table-cell>
          <table:table-cell/>
          <table:table-cell office:value-type="string" calcext:value-type="string">
            <text:p> Intangível </text:p>
          </table:table-cell>
          <table:table-cell table:formula="of:=[.C18]/[.D18]" office:value-type="percentage" office:value="1.10611650839025" calcext:value-type="percentage">
            <text:p>110,61%</text:p>
          </table:table-cell>
          <table:table-cell/>
          <table:table-cell table:style-name="ce15" office:value-type="string" calcext:value-type="string">
            <text:p>a. Giro do ativo</text:p>
          </table:table-cell>
          <table:table-cell office:value-type="string" calcext:value-type="string">
            <text:p>vendas liq/ativos total</text:p>
          </table:table-cell>
          <table:table-cell table:formula="of:=/[.C4]" office:value-type="string" office:string-value="" calcext:value-type="error">
            <text:p>Erro:510</text:p>
          </table:table-cell>
          <table:table-cell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15" office:value-type="string" calcext:value-type="string">
            <text:p>giro do investimento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31" office:value-type="string" calcext:value-type="string">
            <text:p>giro dos recursos próprios </text:p>
          </table:table-cell>
          <table:table-cell office:value-type="string" calcext:value-type="string">
            <text:p>v liquidas\pl</text:p>
          </table:table-cell>
          <table:table-cell table:formula="of:=/[.C38]" office:value-type="string" office:string-value="" calcext:value-type="error">
            <text:p>Erro:510</text:p>
          </table:table-cell>
          <table:table-cell/>
        </table:table-row>
        <table:table-row table:style-name="ro4">
          <table:table-cell table:style-name="Default" table:number-columns-repeated="4"/>
          <table:table-cell/>
          <table:table-cell table:style-name="Default" office:value-type="string" calcext:value-type="string">
            <text:p>Análise Vertical</text:p>
          </table:table-cell>
          <table:table-cell table:number-columns-repeated="3"/>
          <table:table-cell table:style-name="Default" office:value-type="string" calcext:value-type="string">
            <text:p>Análise Horizontal (Ano-base:2017)</text:p>
          </table:table-cell>
          <table:table-cell table:style-name="Default"/>
          <table:table-cell/>
          <table:table-cell table:style-name="ce15" office:value-type="string" calcext:value-type="string">
            <text:p>b. Margem líquida</text:p>
          </table:table-cell>
          <table:table-cell office:value-type="string" calcext:value-type="string">
            <text:p>ll\vl *100</text:p>
          </table:table-cell>
          <table:table-cell table:number-columns-repeated="2"/>
        </table:table-row>
        <table:table-row table:style-name="ro4"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/>
          <table:table-cell table:style-name="ce31" office:value-type="string" calcext:value-type="string">
            <text:p>margem operacional </text:p>
          </table:table-cell>
          <table:table-cell office:value-type="string" calcext:value-type="string">
            <text:p>l op \v liq *100</text:p>
          </table:table-cell>
          <table:table-cell table:number-columns-repeated="2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> Pass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 Passivo Total </text:p>
          </table:table-cell>
          <table:table-cell table:formula="of:=[.C23]/[.D23]" office:value-type="percentage" office:value="1.028219159106" calcext:value-type="percentage">
            <text:p>102,82%</text:p>
          </table:table-cell>
          <table:table-cell/>
          <table:table-cell table:style-name="ce15" office:value-type="string" calcext:value-type="string">
            <text:p>c. Rentabilidade do ativo</text:p>
          </table:table-cell>
          <table:table-cell office:value-type="string" calcext:value-type="string">
            <text:p>lop \atotal *100</text:p>
          </table:table-cell>
          <table:table-cell table:formula="of:=/[.C4]" office:value-type="string" office:string-value="" calcext:value-type="error">
            <text:p>Erro:510</text:p>
          </table:table-cell>
          <table:table-cell/>
        </table:table-row>
        <table:table-row table:style-name="ro2">
          <table:table-cell office:value-type="string" calcext:value-type="string">
            <text:p> 2.01 </text:p>
          </table:table-cell>
          <table:table-cell table:style-name="ce4" office:value-type="string" calcext:value-type="string">
            <text:p> Passivo Circulante </text:p>
          </table:table-cell>
          <table:table-cell office:value-type="currency" office:currency="BRL" office:value="4566881" calcext:value-type="currency">
            <text:p>R$ 4.566.881,00</text:p>
          </table:table-cell>
          <table:table-cell office:value-type="currency" office:currency="BRL" office:value="6912005" calcext:value-type="currency">
            <text:p>R$ 6.912.005,00</text:p>
          </table:table-cell>
          <table:table-cell/>
          <table:table-cell table:style-name="ce8" office:value-type="string" calcext:value-type="string">
            <text:p> Passivo Circulante/Passivo Total</text:p>
          </table:table-cell>
          <table:table-cell table:formula="of:=[.C24]/[.C23]" office:value-type="percentage" office:value="0.29694505346028" calcext:value-type="percentage">
            <text:p>29,69%</text:p>
          </table:table-cell>
          <table:table-cell table:formula="of:=[.D24]/[.D23]" office:value-type="percentage" office:value="0.462110817998401" calcext:value-type="percentage">
            <text:p>46,21%</text:p>
          </table:table-cell>
          <table:table-cell/>
          <table:table-cell table:style-name="ce12" office:value-type="string" calcext:value-type="string">
            <text:p> Passivo Circulante </text:p>
          </table:table-cell>
          <table:table-cell table:formula="of:=[.C24]/[.D24]" office:value-type="percentage" office:value="0.660717259319112" calcext:value-type="percentage">
            <text:p>66,07%</text:p>
          </table:table-cell>
          <table:table-cell/>
          <table:table-cell table:style-name="ce15" office:value-type="string" calcext:value-type="string">
            <text:p>rentabilidade do investimento </text:p>
          </table:table-cell>
          <table:table-cell office:value-type="string" calcext:value-type="string">
            <text:p>lop\investimento *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 2.01.02 </text:p>
          </table:table-cell>
          <table:table-cell office:value-type="string" calcext:value-type="string">
            <text:p> Fornecedores </text:p>
          </table:table-cell>
          <table:table-cell office:value-type="currency" office:currency="BRL" office:value="1736791" calcext:value-type="currency">
            <text:p>R$ 1.736.791,00</text:p>
          </table:table-cell>
          <table:table-cell office:value-type="currency" office:currency="BRL" office:value="1553763" calcext:value-type="currency">
            <text:p>R$ 1.553.763,00</text:p>
          </table:table-cell>
          <table:table-cell/>
          <table:table-cell office:value-type="string" calcext:value-type="string">
            <text:p> Fornecedores/Passivo Circulante</text:p>
          </table:table-cell>
          <table:table-cell table:formula="of:=[.C25]/[.C24]" office:value-type="percentage" office:value="0.380301347900241" calcext:value-type="percentage">
            <text:p>38,03%</text:p>
          </table:table-cell>
          <table:table-cell table:formula="of:=[.D25]/[.D24]" office:value-type="percentage" office:value="0.224791938084536" calcext:value-type="percentage">
            <text:p>22,48%</text:p>
          </table:table-cell>
          <table:table-cell/>
          <table:table-cell office:value-type="string" calcext:value-type="string">
            <text:p> Fornecedores </text:p>
          </table:table-cell>
          <table:table-cell table:formula="of:=[.C25]/[.D25]" office:value-type="percentage" office:value="1.11779660089731" calcext:value-type="percentage">
            <text:p>111,78%</text:p>
          </table:table-cell>
          <table:table-cell/>
          <table:table-cell table:style-name="ce15" office:value-type="string" calcext:value-type="string">
            <text:p>d. Rentabilidade do Patrimônio Líquido </text:p>
          </table:table-cell>
          <table:table-cell office:value-type="string" calcext:value-type="string">
            <text:p>ll\pl *100</text:p>
          </table:table-cell>
          <table:table-cell table:formula="of:=/[.C38]" office:value-type="string" office:string-value="" calcext:value-type="error">
            <text:p>Erro:510</text:p>
          </table:table-cell>
          <table:table-cell/>
        </table:table-row>
        <table:table-row table:style-name="ro2">
          <table:table-cell office:value-type="string" calcext:value-type="string">
            <text:p> 2.01.03 </text:p>
          </table:table-cell>
          <table:table-cell office:value-type="string" calcext:value-type="string">
            <text:p> Obrigações Fiscais </text:p>
          </table:table-cell>
          <table:table-cell office:value-type="currency" office:currency="BRL" office:value="493123" calcext:value-type="currency">
            <text:p>R$ 493.123,00</text:p>
          </table:table-cell>
          <table:table-cell office:value-type="currency" office:currency="BRL" office:value="417792" calcext:value-type="currency">
            <text:p>R$ 417.792,00</text:p>
          </table:table-cell>
          <table:table-cell/>
          <table:table-cell office:value-type="string" calcext:value-type="string">
            <text:p> Obrigações Fiscais/Passivo Circulante</text:p>
          </table:table-cell>
          <table:table-cell table:formula="of:=[.C26]/[.C24]" office:value-type="percentage" office:value="0.107978070810253" calcext:value-type="percentage">
            <text:p>10,80%</text:p>
          </table:table-cell>
          <table:table-cell table:formula="of:=[.D26]/[.D24]" office:value-type="percentage" office:value="0.0604444007201962" calcext:value-type="percentage">
            <text:p>6,04%</text:p>
          </table:table-cell>
          <table:table-cell/>
          <table:table-cell office:value-type="string" calcext:value-type="string">
            <text:p> Obrigações Fiscais </text:p>
          </table:table-cell>
          <table:table-cell table:formula="of:=[.C26]/[.D26]" office:value-type="percentage" office:value="1.18030742570466" calcext:value-type="percentage">
            <text:p>118,03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 2.01.04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1181859" calcext:value-type="currency">
            <text:p>R$ 1.181.859,00</text:p>
          </table:table-cell>
          <table:table-cell office:value-type="currency" office:currency="BRL" office:value="4076669" calcext:value-type="currency">
            <text:p>R$ 4.076.669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27]/[.C24]" office:value-type="percentage" office:value="0.258789094789201" calcext:value-type="percentage">
            <text:p>25,88%</text:p>
          </table:table-cell>
          <table:table-cell table:formula="of:=[.D27]/[.D24]" office:value-type="percentage" office:value="0.589795435622515" calcext:value-type="percentage">
            <text:p>58,98%</text:p>
          </table:table-cell>
          <table:table-cell/>
          <table:table-cell office:value-type="string" calcext:value-type="string">
            <text:p> Empréstimos e Financiamentos </text:p>
          </table:table-cell>
          <table:table-cell table:formula="of:=[.C27]/[.D27]" office:value-type="percentage" office:value="0.289908010682251" calcext:value-type="percentage">
            <text:p>28,99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1.05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560338" calcext:value-type="currency">
            <text:p>R$ 560.338,00</text:p>
          </table:table-cell>
          <table:table-cell office:value-type="currency" office:currency="BRL" office:value="480396" calcext:value-type="currency">
            <text:p>R$ 480.396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28]/[.C24]" office:value-type="percentage" office:value="0.122695993173459" calcext:value-type="percentage">
            <text:p>12,27%</text:p>
          </table:table-cell>
          <table:table-cell table:formula="of:=[.D28]/[.D24]" office:value-type="percentage" office:value="0.0695016858350073" calcext:value-type="percentage">
            <text:p>6,95%</text:p>
          </table:table-cell>
          <table:table-cell/>
          <table:table-cell office:value-type="string" calcext:value-type="string">
            <text:p> Outras Obrigações </text:p>
          </table:table-cell>
          <table:table-cell table:formula="of:=[.C28]/[.D28]" office:value-type="percentage" office:value="1.16640854628265" calcext:value-type="percentage">
            <text:p>116,6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 2.01.06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20389" calcext:value-type="currency">
            <text:p>R$ 20.389,00</text:p>
          </table:table-cell>
          <table:table-cell office:value-type="currency" office:currency="BRL" office:value="17357" calcext:value-type="currency">
            <text:p>R$ 17.357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29]/[.C24]" office:value-type="percentage" office:value="0.00446453498569374" calcext:value-type="percentage">
            <text:p>0,45%</text:p>
          </table:table-cell>
          <table:table-cell table:formula="of:=[.D29]/[.D24]" office:value-type="percentage" office:value="0.00251113822979005" calcext:value-type="percentage">
            <text:p>0,25%</text:p>
          </table:table-cell>
          <table:table-cell/>
          <table:table-cell office:value-type="string" calcext:value-type="string">
            <text:p> Provisões </text:p>
          </table:table-cell>
          <table:table-cell table:formula="of:=[.C29]/[.D29]" office:value-type="percentage" office:value="1.17468456530506" calcext:value-type="percentage">
            <text:p>117,47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 2.01.07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office:value-type="string" calcext:value-type="string">
            <text:p> Passivos sobre Ativos Não-Correntes a Venda e Descontinuados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2.02 </text:p>
          </table:table-cell>
          <table:table-cell table:style-name="ce4" office:value-type="string" calcext:value-type="string">
            <text:p> Passivo Não Circulante </text:p>
          </table:table-cell>
          <table:table-cell office:value-type="currency" office:currency="BRL" office:value="8238566" calcext:value-type="currency">
            <text:p>R$ 8.238.566,00</text:p>
          </table:table-cell>
          <table:table-cell office:value-type="currency" office:currency="BRL" office:value="6410711" calcext:value-type="currency">
            <text:p>R$ 6.410.711,00</text:p>
          </table:table-cell>
          <table:table-cell/>
          <table:table-cell table:style-name="ce8" office:value-type="string" calcext:value-type="string">
            <text:p> Passivo Não Circulante /Passivo Total</text:p>
          </table:table-cell>
          <table:table-cell table:formula="of:=[.C31]/[.C23]" office:value-type="percentage" office:value="0.535683198512518" calcext:value-type="percentage">
            <text:p>53,57%</text:p>
          </table:table-cell>
          <table:table-cell table:formula="of:=[.D31]/[.D23]" office:value-type="percentage" office:value="0.428596174939305" calcext:value-type="percentage">
            <text:p>42,86%</text:p>
          </table:table-cell>
          <table:table-cell/>
          <table:table-cell table:style-name="ce12" office:value-type="string" calcext:value-type="string">
            <text:p> Passivo Não Circulante </text:p>
          </table:table-cell>
          <table:table-cell table:formula="of:=[.C31]/[.D31]" office:value-type="percentage" office:value="1.28512516006415" calcext:value-type="percentage">
            <text:p>128,51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 2.02.01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7258521" calcext:value-type="currency">
            <text:p>R$ 7.258.521,00</text:p>
          </table:table-cell>
          <table:table-cell office:value-type="currency" office:currency="BRL" office:value="5255231" calcext:value-type="currency">
            <text:p>R$ 5.255.231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32]/[.C31]" office:value-type="percentage" office:value="0.881041797808017" calcext:value-type="percentage">
            <text:p>88,10%</text:p>
          </table:table-cell>
          <table:table-cell table:formula="of:=[.D32]/[.D31]" office:value-type="percentage" office:value="0.819757902048618" calcext:value-type="percentage">
            <text:p>81,98%</text:p>
          </table:table-cell>
          <table:table-cell/>
          <table:table-cell office:value-type="string" calcext:value-type="string">
            <text:p> Empréstimos e Financiamentos </text:p>
          </table:table-cell>
          <table:table-cell table:formula="of:=[.C32]/[.D32]" office:value-type="percentage" office:value="1.38119922796924" calcext:value-type="percentage">
            <text:p>138,1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2.02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165326" calcext:value-type="currency">
            <text:p>R$ 165.326,00</text:p>
          </table:table-cell>
          <table:table-cell office:value-type="currency" office:currency="BRL" office:value="195127" calcext:value-type="currency">
            <text:p>R$ 195.127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33]/[.C31]" office:value-type="percentage" office:value="0.0200673272508832" calcext:value-type="percentage">
            <text:p>2,01%</text:p>
          </table:table-cell>
          <table:table-cell table:formula="of:=[.D33]/[.D31]" office:value-type="percentage" office:value="0.0304376534833656" calcext:value-type="percentage">
            <text:p>3,04%</text:p>
          </table:table-cell>
          <table:table-cell/>
          <table:table-cell office:value-type="string" calcext:value-type="string">
            <text:p> Outras Obrigações </text:p>
          </table:table-cell>
          <table:table-cell table:formula="of:=[.C33]/[.D33]" office:value-type="percentage" office:value="0.847273826789732" calcext:value-type="percentage">
            <text:p>84,7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2.03 </text:p>
          </table:table-cell>
          <table:table-cell office:value-type="string" calcext:value-type="string">
            <text:p> Tributos Diferidos </text:p>
          </table:table-cell>
          <table:table-cell office:value-type="currency" office:currency="BRL" office:value="431534" calcext:value-type="currency">
            <text:p>R$ 431.534,00</text:p>
          </table:table-cell>
          <table:table-cell office:value-type="currency" office:currency="BRL" office:value="422369" calcext:value-type="currency">
            <text:p>R$ 422.369,00</text:p>
          </table:table-cell>
          <table:table-cell/>
          <table:table-cell office:value-type="string" calcext:value-type="string">
            <text:p> Tributos Diferidos /Passivo Circulante</text:p>
          </table:table-cell>
          <table:table-cell table:formula="of:=[.C34]/[.C31]" office:value-type="percentage" office:value="0.0523797466695054" calcext:value-type="percentage">
            <text:p>5,24%</text:p>
          </table:table-cell>
          <table:table-cell table:formula="of:=[.D34]/[.D31]" office:value-type="percentage" office:value="0.0658848917070197" calcext:value-type="percentage">
            <text:p>6,59%</text:p>
          </table:table-cell>
          <table:table-cell/>
          <table:table-cell office:value-type="string" calcext:value-type="string">
            <text:p> Tributos Diferidos </text:p>
          </table:table-cell>
          <table:table-cell table:formula="of:=[.C34]/[.D34]" office:value-type="percentage" office:value="1.02169903567733" calcext:value-type="percentage">
            <text:p>102,17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 2.02.04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383185" calcext:value-type="currency">
            <text:p>R$ 383.185,00</text:p>
          </table:table-cell>
          <table:table-cell office:value-type="currency" office:currency="BRL" office:value="537984" calcext:value-type="currency">
            <text:p>R$ 537.984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35]/[.C31]" office:value-type="percentage" office:value="0.0465111282715948" calcext:value-type="percentage">
            <text:p>4,65%</text:p>
          </table:table-cell>
          <table:table-cell table:formula="of:=[.D35]/[.D31]" office:value-type="percentage" office:value="0.0839195527609964" calcext:value-type="percentage">
            <text:p>8,39%</text:p>
          </table:table-cell>
          <table:table-cell/>
          <table:table-cell office:value-type="string" calcext:value-type="string">
            <text:p> Provisões </text:p>
          </table:table-cell>
          <table:table-cell table:formula="of:=[.C35]/[.D35]" office:value-type="percentage" office:value="0.712260959433738" calcext:value-type="percentage">
            <text:p>71,23%</text:p>
          </table:table-cell>
          <table:table-cell table:number-columns-repeated="3"/>
          <table:table-cell table:style-name="Default" table:number-columns-repeated="2"/>
        </table:table-row>
        <table:table-row table:style-name="ro5">
          <table:table-cell office:value-type="string" calcext:value-type="string">
            <text:p> 2.02.05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office:value-type="string" calcext:value-type="string">
            <text:p> Passivos sobre Ativos Não-Correntes a Venda e Descontinuados 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 2.02.06 </text:p>
          </table:table-cell>
          <table:table-cell office:value-type="string" calcext:value-type="string">
            <text:p> Lucros e Receitas a Apropriar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Lucros e Receitas a Apropriar /Passivo Circulante</text:p>
          </table:table-cell>
          <table:table-cell table:number-columns-repeated="3"/>
          <table:table-cell office:value-type="string" calcext:value-type="string">
            <text:p> Lucros e Receitas a Apropriar 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 2.03 </text:p>
          </table:table-cell>
          <table:table-cell table:style-name="ce3" office:value-type="string" calcext:value-type="string">
            <text:p> Patrimônio Líquido Consolidado </text:p>
          </table:table-cell>
          <table:table-cell office:value-type="currency" office:currency="BRL" office:value="2574102" calcext:value-type="currency">
            <text:p>R$ 2.574.102,00</text:p>
          </table:table-cell>
          <table:table-cell office:value-type="currency" office:currency="BRL" office:value="1634746" calcext:value-type="currency">
            <text:p>R$ 1.634.746,00</text:p>
          </table:table-cell>
          <table:table-cell/>
          <table:table-cell table:style-name="ce8" office:value-type="string" calcext:value-type="string">
            <text:p> Patrimônio Líquido Consolidado /Passivo Total</text:p>
          </table:table-cell>
          <table:table-cell table:formula="of:=[.C38]/[.C23]" office:value-type="percentage" office:value="0.167371748027202" calcext:value-type="percentage">
            <text:p>16,74%</text:p>
          </table:table-cell>
          <table:table-cell table:formula="of:=[.D38]/[.D23]" office:value-type="percentage" office:value="0.109293007062294" calcext:value-type="percentage">
            <text:p>10,93%</text:p>
          </table:table-cell>
          <table:table-cell/>
          <table:table-cell table:style-name="ce12" office:value-type="string" calcext:value-type="string">
            <text:p> Patrimônio Líquido Consolidado </text:p>
          </table:table-cell>
          <table:table-cell table:formula="of:=[.C38]/[.D38]" office:value-type="percentage" office:value="1.57461893162608" calcext:value-type="percentage">
            <text:p>157,46%</text:p>
          </table:table-cell>
          <table:table-cell table:number-columns-repeated="3"/>
          <table:table-cell table:style-name="Default" table:number-columns-repeated="2"/>
        </table:table-row>
      </table:table>
      <table:table table:name="BP Passiv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0:11:40.4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47:41.865000000</meta:creation-date>
    <dc:date>2019-09-06T20:32:04.694000000</dc:date>
    <meta:editing-duration>PT55M55S</meta:editing-duration>
    <meta:editing-cycles>9</meta:editing-cycles>
    <meta:generator>LibreOffice/6.1.5.2$Windows_X86_64 LibreOffice_project/90f8dcf33c87b3705e78202e3df5142b201bd805</meta:generator>
    <meta:document-statistic meta:table-count="2" meta:cell-count="324" meta:object-count="0"/>
  </office:meta>
</office:document-meta>
</file>